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ResultAggregator.writeDOMTree( Document doc ,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MLResultAggregator.getFil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XMLResultAggregator.getDocumentBuil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ResultAggregator.createRe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ResultAggregator.createDocumen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XMLResultAggregator.setTofil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sultAggregator.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ResultAggregator.addFileSet( FileSet 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sultAggregator.setTodir( Fi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sultAggregator.getDestinationFi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ResultAggregator.addTestSuite( Element root , Element testsui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